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477cm" svg:height="15.203cm" svg:x="0.1cm" svg:y="0.1cm">
          <draw:text-box>
            <text:p text:style-name="P1">PROGRAM ...</text:p>
            <text:p text:style-name="P1">-------------------------------</text:p>
            <text:p text:style-name="P1">-------------------------------</text:p>
            <text:p text:style-name="P1"><text:s text:c="3"/>PRINT -----------------</text:p>
            <text:p text:style-name="P1"><text:s text:c="3"/>--------------------------</text:p>
            <text:p text:style-name="P1"><text:s text:c="3"/>--------------------------</text:p>
            <text:p text:style-name="P1"><text:s text:c="3"/>--------------------------</text:p>
            <text:p text:style-name="P1">-------------------------------</text:p>
            <text:p text:style-name="P1">-------------------------------</text:p>
            <text:p text:style-name="P1">-------------------------------</text:p>
            <text:p text:style-name="P1"><text:s text:c="3"/>SEND ----------------</text:p>
            <text:p text:style-name="P1"><text:s text:c="3"/>-------------------------</text:p>
            <text:p text:style-name="P1"><text:s text:c="3"/>-------------------------</text:p>
            <text:p text:style-name="P1"><text:s text:c="3"/>-------------------------</text:p>
            <text:p text:style-name="P1">-------------------------------</text:p>
            <text:p text:style-name="P1">-------------------------------</text:p>
            <text:p text:style-name="P1">-------------------------------</text:p>
            <text:p text:style-name="P1"><text:s text:c="3"/>ERASE --------------</text:p>
            <text:p text:style-name="P1"><text:s text:c="3"/>-------------------------</text:p>
            <text:p text:style-name="P1"><text:s text:c="3"/>-------------------------</text:p>
            <text:p text:style-name="P1"><text:s text:c="3"/>-------------------------</text:p>
          </draw:text-box>
        </draw:frame>
        <draw:g>
          <draw:frame draw:style-name="gr2" draw:text-style-name="P1" draw:layer="layout" svg:width="1.734cm" svg:height="0.963cm" svg:x="9.302cm" svg:y="5.45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2.408cm" svg:y="3.841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1.027cm" svg:y="4.473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1.775cm" svg:y="6.199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2.293cm" svg:y="5.048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0.798cm" svg:y="5.508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0.222cm" svg:y="7.291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3.846cm" svg:y="5.796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4.076cm" svg:y="4.703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2.81cm" svg:y="7.234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1.603cm" svg:y="8.097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0.222cm" svg:y="6.371cm">
            <draw:text-box>
              <text:p text:style-name="P1">data</text:p>
            </draw:text-box>
          </draw:frame>
          <draw:frame draw:style-name="gr2" draw:text-style-name="P1" draw:layer="layout" svg:width="1.734cm" svg:height="0.963cm" svg:x="14.191cm" svg:y="6.717cm">
            <draw:text-box>
              <text:p text:style-name="P1">data</text:p>
            </draw:text-box>
          </draw:frame>
        </draw:g>
        <draw:line draw:style-name="gr3" draw:text-style-name="P2" draw:layer="layout" svg:x1="8.612cm" svg:y1="2.861cm" svg:x2="8.612cm" svg:y2="10.6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3cm" fo:page-height="1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2-05T05:45:25</meta:creation-date>
    <dc:date>2009-12-12T22:46:28.17</dc:date>
    <dc:language>en-US</dc:language>
    <meta:editing-cycles>3</meta:editing-cycles>
    <meta:editing-duration>PT00H10M05S</meta:editing-duration>
    <dc:creator>Jean Louis Faucher</dc:cre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